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宋体" svg:font-family="宋体"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微软雅黑" svg:font-family="微软雅黑" style:font-family-generic="swiss" style:font-pitch="variable" svg:panose-1="2 11 5 3 2 2 4 2 2 4"/>
    <style:font-face style:name="Mangal" svg:font-family="Mangal" style:font-family-generic="roman" style:font-pitch="variable" svg:panose-1="0 0 4 0 0 0 0 0 0 0"/>
    <style:font-face style:name="等线 Light" svg:font-family="等线 Light" style:font-family-generic="system" style:font-pitch="variable" svg:panose-1="2 1 6 0 3 1 1 1 1 1"/>
    <style:font-face style:name="等线" svg:font-family="等线" style:font-family-generic="system" style:font-pitch="variable" svg:panose-1="2 1 6 0 3 1 1 1 1 1"/>
  </office:font-face-decls>
  <office:automatic-styles>
    <style:style style:name="P1" style:parent-style-name="Standard" style:master-page-name="MP0" style:family="paragraph">
      <style:paragraph-properties fo:break-before="page"/>
    </style:style>
    <style:style style:name="T2" style:parent-style-name="默认段落字体" style:family="text">
      <style:text-properties style:text-position="super 66.6%"/>
    </style:style>
  </office:automatic-styles>
  <office:body>
    <office:text text:use-soft-page-breaks="true">
      <text:p text:style-name="P1">Rhetoric 101</text:p>
      <text:p text:style-name="Standard">Formal Essay Two: Peer Review</text:p>
      <text:p text:style-name="Standard">Check-List</text:p>
      <text:p text:style-name="Standard">2017</text:p>
      <text:p text:style-name="Standard"/>
      <text:p text:style-name="Standard"/>
      <text:p text:style-name="Standard">Directions</text:p>
      <text:p text:style-name="Standard"/>
      <text:p text:style-name="Standard">Fill out this form for each of your writers. Put the writer's name and your own name in the proper spaces<text:s/>provided. In addition to this form, EDIT the digital copy of the student's paper as well. Highlight any errors for the writer and send back with this form. You MUST send all copies of your forms to<text:s/><text:a xlink:href="mailto:holguin2@illinois.edu" office:target-frame-name="_top" xlink:show="replace">holguin2@illinois.edu</text:a><text:s/>on December 8<text:span text:style-name="T2">th</text:span><text:s/>by midnight.</text:p>
      <text:p text:style-name="Standard"/>
      <text:p text:style-name="Standard">Your Name: Wency</text:p>
      <text:p text:style-name="Standard"/>
      <text:p text:style-name="Standard">Name of Writer: Horris</text:p>
      <text:p text:style-name="Standard"/>
      <text:p text:style-name="Standard"/>
      <text:p text:style-name="Standard">1. Does the thesis statement fall into any of the five weak thesis statement categories? If so, what is the problem and how would you fix it? Does the writer remind us of his or her thesis statement throughout the body paragraphs and the conclusion? Highlight these moments in the paper for the writer.</text:p>
      <text:p text:style-name="Standard"/>
      <text:p text:style-name="Standard">The thesis statement looks good. Yes, the writer does remind us of his or her thesis statement throughout the body paragraphs<text:s/>and the conclusion.</text:p>
      <text:p text:style-name="Standard"/>
      <text:p text:style-name="Standard"/>
      <text:p text:style-name="Standard">2. Is Lin introduced with context and background on her argument? Is she referred to throughout this essay in an effective and consistent manner? Where does she need still need to be included? What paragraphs?</text:p>
      <text:p text:style-name="Standard"/>
      <text:p text:style-name="Standard">Yes, I think the<text:s/>writer did a good job in the combination of Lin’s statements and his essay’s content. And the placement of Lin’s word is logical and suitable, which can give a connecting link between the preceding and the following content. Maybe the last paragraph still<text:s/>needs to refer to Lin.</text:p>
      <text:p text:style-name="Standard"/>
      <text:p text:style-name="Standard"/>
      <text:p text:style-name="Standard">3. Underline or highlight any mechanical/grammatical errors you notice in the essay. Write down the three most consistent problems you see in terms of the writer's style.</text:p>
      <text:p text:style-name="Standard"/>
      <text:p text:style-name="Standard">Too complex of sentence</text:p>
      <text:p text:style-name="Standard">Miss “-s”</text:p>
      <text:p text:style-name="Standard">Wrong usage of the word</text:p>
      <text:p text:style-name="Standard"/>
      <text:p text:style-name="Standard"/>
      <text:p text:style-name="Standard"/>
      <text:p text:style-name="Standard"/>
      <text:p text:style-name="Standard">4. What structural or organisational problems do you see right now? How would you fix them?</text:p>
      <text:p text:style-name="Standard"/>
      <text:p text:style-name="Standard">To be honest I think he also does well in organization of his essay. Maybe he should find a way to combination his argument related to time, individualism and social status, and he should refer to these three arguments<text:s/>again in his conclusion.</text:p>
      <text:p text:style-name="Standard"/>
      <text:p text:style-name="Standard"/>
      <text:p text:style-name="Standard">5. What is the paper's topic? What are the<text:s/><text:bookmark-start text:name="_Hlk500537942"/>primary sources<text:bookmark-end text:name="_Hlk500537942"/>? What would you like to know more about in terms of this writer's analysis of the primary sources?</text:p>
      <text:p text:style-name="Standard"/>
      <text:p text:style-name="Standard"/>
      <text:p text:style-name="Standard">Topic: The<text:s/>Role of Culture Plays in Chinese and American Advertisement Campaigns</text:p>
      <text:p text:style-name="Standard"/>
      <text:p text:style-name="Standard">The primary sources are two web pages</text:p>
      <text:p text:style-name="Standard"><text:s/>(http://consumer.huawei.com/cn/tablets/matebook-x/</text:p>
      <text:p text:style-name="Standard"><text:s text:c="3"/>http://consumer.huawei.com/us/tablets/matebook-x/)</text:p>
      <text:p text:style-name="Standard"/>
      <text:p text:style-name="Standard">I want to know more about the similarity<text:s/>of two advertisements so that we can understand the difference better.</text:p>
      <text:p text:style-name="Standard"/>
      <text:p text:style-name="Standard"/>
      <text:p text:style-name="Standard"/>
      <text:p text:style-name="Standard"/>
      <text:p text:style-name="Standard"/>
      <text:p text:style-name="Standard"/>
      <text:p text:style-name="Standard">6. What parts of the paper confused you? If you did not get confused, what aspects of the paper's argument do you disagree with?</text:p>
      <text:p text:style-name="Standard"/>
      <text:p text:style-name="Standard"/>
      <text:p text:style-name="Standard">I disagree with the sentence that “It is known<text:s/>to all that the degree of<text:bookmark-start text:name="_Hlk500538407"/><text:s/>industrialization<text:bookmark-end text:name="_Hlk500538407"/><text:s/>in China is lower than that in America” I think it is baseless and what we could say is that the industrialization of America begins earlier than that of China and America is influenced by industrialization longer.</text:p>
      <text:p text:style-name="Standard"/>
      <text:p text:style-name="Standard"/>
      <text:p text:style-name="Standard"/>
      <text:p text:style-name="Standard"/>
      <text:p text:style-name="Standard"/>
      <text:p text:style-name="Standard"/>
      <text:p text:style-name="Standard"/>
      <text:p text:style-name="Standard">7. Check the final draft directions. What does this writer still need to do to full fill all the basic requirement?</text:p>
      <text:p text:style-name="Standard"/>
      <text:p text:style-name="Standard">Extend the page to 6-7</text:p>
      <text:p text:style-name="Standard">Add cite page</text:p>
      <text:p text:style-name="Standard">Make the “so what” factor “cooperate” more specific and maybe the critical word can be referred not only in the last paragraph but also body paragraph to pave way of conclusion.</text:p>
      <text:p text:style-name="Standard">Use Lin’s article in his last paragraph<text:s/></text:p>
      <text:p text:style-name="Standard">Correct some mistakes</text:p>
      <text:p text:style-name="Standard"/>
      <text:p text:style-name="Standard">8. Final comments for your writer: create your own question and answer it.</text:p>
      <text:p text:style-name="Standard"/>
      <text:p text:style-name="Standard"/>
      <text:p text:style-name="Standard">Question: How to view the difference between two country’s advertisements?</text:p>
      <text:p text:style-name="Standard">Answer: We should take a multi-cultural perspective and respect different cultures to avoid unnecessary misunderstanding.</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宋体" svg:font-family="宋体"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微软雅黑" svg:font-family="微软雅黑" style:font-family-generic="swiss" style:font-pitch="variable" svg:panose-1="2 11 5 3 2 2 4 2 2 4"/>
    <style:font-face style:name="Mangal" svg:font-family="Mangal" style:font-family-generic="roman" style:font-pitch="variable" svg:panose-1="0 0 4 0 0 0 0 0 0 0"/>
    <style:font-face style:name="等线 Light" svg:font-family="等线 Light" style:font-family-generic="system" style:font-pitch="variable" svg:panose-1="2 1 6 0 3 1 1 1 1 1"/>
    <style:font-face style:name="等线" svg:font-family="等线"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宋体"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zh" style:country-asian="CN" style:language-complex="hi" style:country-complex="IN" style:text-combine="none" fo:hyphenate="true"/>
    </style:default-style>
    <style:style style:name="正文" style:display-name="正文" style:family="paragraph">
      <style:paragraph-properties fo:text-align="justify"/>
      <style:text-properties fo:hyphenate="false"/>
    </style:style>
    <style:style style:name="默认段落字体" style:display-name="默认段落字体"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微软雅黑"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列表" style:display-name="列表" style:family="paragraph" style:parent-style-name="Textbody">
      <style:text-properties fo:hyphenate="false"/>
    </style:style>
    <style:style style:name="题注" style:display-name="题注"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页眉" style:display-name="页眉" style:family="paragraph" style:parent-style-name="正文">
      <style:paragraph-properties fo:border-top="none" fo:border-left="none" fo:border-bottom="0.0104in solid #000000" fo:border-right="none" fo:padding-top="0in" fo:padding-left="0in" fo:padding-bottom="0.0138in" fo:padding-right="0in" style:shadow="none" style:snap-to-layout-grid="false" fo:text-align="center">
        <style:tab-stops>
          <style:tab-stop style:type="center" style:position="2.884in"/>
          <style:tab-stop style:type="right" style:position="5.768in"/>
        </style:tab-stops>
      </style:paragraph-properties>
      <style:text-properties style:font-name-complex="Mangal" fo:font-size="9pt" style:font-size-asian="9pt" style:font-size-complex="8pt" fo:hyphenate="false"/>
    </style:style>
    <style:style style:name="页眉字符" style:display-name="页眉 字符" style:family="text" style:parent-style-name="默认段落字体">
      <style:text-properties style:font-name-complex="Mangal" fo:font-size="9pt" style:font-size-asian="9pt" style:font-size-complex="8pt"/>
    </style:style>
    <style:style style:name="页脚" style:display-name="页脚" style:family="paragraph" style:parent-style-name="正文">
      <style:paragraph-properties style:snap-to-layout-grid="false" fo:text-align="start">
        <style:tab-stops>
          <style:tab-stop style:type="center" style:position="2.884in"/>
          <style:tab-stop style:type="right" style:position="5.768in"/>
        </style:tab-stops>
      </style:paragraph-properties>
      <style:text-properties style:font-name-complex="Mangal" fo:font-size="9pt" style:font-size-asian="9pt" style:font-size-complex="8pt" fo:hyphenate="false"/>
    </style:style>
    <style:style style:name="页脚字符" style:display-name="页脚 字符" style:family="text" style:parent-style-name="默认段落字体">
      <style:text-properties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eng, Chuhao</dc:creator>
    <meta:creation-date>2017-11-28T20:28:00Z</meta:creation-date>
    <dc:date>2017-12-09T02:36:00Z</dc:date>
    <meta:template xlink:href="Normal" xlink:type="simple"/>
    <meta:editing-cycles>14</meta:editing-cycles>
    <meta:editing-duration>PT7140S</meta:editing-duration>
    <meta:document-statistic meta:page-count="2" meta:paragraph-count="7" meta:word-count="548" meta:character-count="3665" meta:row-count="26" meta:non-whitespace-character-count="3124"/>
  </office:meta>
</office:document-meta>
</file>